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2" svg:font-family="Tahoma"/>
    <style:font-face style:name="Tahoma" svg:font-family="Tahoma, Geneva, sans-serif"/>
    <style:font-face style:name="Verdana" svg:font-family="Verdana, Geneva, sans-serif"/>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color="#808080" fo:language="en" fo:country="US"/>
    </style:style>
    <style:style style:name="P2" style:family="paragraph" style:parent-style-name="Footer">
      <style:paragraph-properties fo:text-align="end" style:justify-single-word="false"/>
      <style:text-properties fo:color="#808080" fo:language="en" fo:country="US"/>
    </style:style>
    <style:style style:name="P3" style:family="paragraph" style:parent-style-name="Text_20_body">
      <style:text-properties fo:language="en" fo:country="US"/>
    </style:style>
    <style:style style:name="P4" style:family="paragraph" style:parent-style-name="Text_20_body">
      <style:text-properties style:font-name="Cambria" fo:font-size="10pt" fo:language="en" fo:country="US" style:font-size-asian="10pt" style:font-size-complex="10pt"/>
    </style:style>
    <style:style style:name="P5" style:family="paragraph" style:parent-style-name="Text_20_body">
      <style:text-properties style:font-name="Cambria" fo:font-size="10pt" style:font-size-asian="10pt" style:font-size-complex="10pt"/>
    </style:style>
    <style:style style:name="P6" style:family="paragraph" style:parent-style-name="Text_20_body">
      <style:text-properties style:font-name="Cambria"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2">
      <style:text-properties style:use-window-font-color="true" fo:font-weight="normal" style:font-weight-asian="normal" style:font-weight-complex="normal"/>
    </style:style>
    <style:style style:name="P11" style:family="paragraph" style:parent-style-name="Standard" style:list-style-name="L2">
      <style:text-properties fo:font-weight="bold" style:font-weight-asian="bold" style:font-weight-complex="bold"/>
    </style:style>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Text_20_body" style:list-style-name="L3"/>
    <style:style style:name="P17" style:family="paragraph" style:parent-style-name="Text_20_body" style:list-style-name="L3">
      <style:text-properties fo:language="en" fo:country="US"/>
    </style:style>
    <style:style style:name="P18" style:family="paragraph" style:parent-style-name="Text_20_body">
      <style:text-properties fo:font-weight="bold" style:font-weight-asian="bold" style:font-weight-complex="bold"/>
    </style:style>
    <style:style style:name="P19" style:family="paragraph" style:parent-style-name="Heading_20_1">
      <style:text-properties fo:language="en" fo:country="US"/>
    </style:style>
    <style:style style:name="P20" style:family="paragraph" style:parent-style-name="Heading_20_1">
      <style:paragraph-properties fo:break-before="page"/>
      <style:text-properties fo:language="en" fo:country="US"/>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Heading_20_2">
      <style:text-properties fo:language="en" fo:country="US"/>
    </style:style>
    <style:style style:name="P24" style:family="paragraph" style:parent-style-name="Heading_20_2">
      <style:paragraph-properties fo:break-before="page"/>
    </style:style>
    <style:style style:name="P25"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style:font-name="Cambria"/>
    </style:style>
    <style:style style:name="T2" style:family="text">
      <style:text-properties style:font-name="Cambria" fo:font-size="10pt" style:font-size-asian="10pt" style:font-size-complex="10pt"/>
    </style:style>
    <style:style style:name="T3" style:family="text">
      <style:text-properties fo:language="en" fo:country="US"/>
    </style:style>
    <style:style style:name="T4" style:family="text">
      <style:text-properties fo:font-weight="normal" style:font-weight-asian="normal" style:font-weight-complex="normal"/>
    </style:style>
    <style:style style:name="T5" style:family="text">
      <style:text-properties fo:color="#800000" style:font-name="Cambria" fo:font-size="10pt" style:font-size-asian="10pt" style:font-size-complex="10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style:text-position="super 58%" fo:language="en" fo:country="U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Rise of the Runelords</text:h>
      <text:p text:style-name="P4">GM Notes</text:p>
      <text:p text:style-name="P4"><text:date style:data-style-name="N37" text:date-value="2013-07-11T23:51:02.51">07/11/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Table of Contents</text:p>
          </text:index-title>
          <text:p text:style-name="P22">Rise of the Runelords<text:tab/>1</text:p>
          <text:p text:style-name="P22">General Notes<text:tab/>3</text:p>
          <text:p text:style-name="P22">General Tactics<text:tab/>4</text:p>
          <text:p text:style-name="P25">Al's Horse (Fane)<text:tab/>4</text:p>
          <text:p text:style-name="P22">7/12/13 Notes<text:tab/>5</text:p>
          <text:p text:style-name="P25">Agenda<text:tab/>5</text:p>
          <text:p text:style-name="P25">Random Loot<text:tab/>5</text:p>
          <text:p text:style-name="P25">Monster Feats, Conditions and Spells<text:tab/>6</text:p>
          <text:p text:style-name="P22">Maps<text:tab/>7</text:p>
          <text:p text:style-name="P25">Sandpoint<text:tab/>7</text:p>
        </text:index-body>
      </text:table-of-content>
      <text:p text:style-name="P3"/>
      <text:h text:style-name="P20" text:outline-level="1">General Notes</text:h>
      <text:list xml:id="list7076428016860007006" text:style-name="L1">
        <text:list-item>
          <text:p text:style-name="P8">5 years ago "Late Unpleasantness"</text:p>
        </text:list-item>
        <text:list-item>
          <text:p text:style-name="P8">Runelord Alaznist (Al az nist) – minor runewell of wrath</text:p>
        </text:list-item>
        <text:list-item>
          <text:p text:style-name="P8">Nightmares</text:p>
        </text:list-item>
        <text:list-item>
          <text:p text:style-name="P8">Lonjiku Kaijitsu (dead), noble threw his wife over the cliffs of his manor</text:p>
          <text:list>
            <text:list-item>
              <text:p text:style-name="P8">PCs found him encased in glass in glassworks</text:p>
            </text:list-item>
          </text:list>
        </text:list-item>
        <text:list-item>
          <text:p text:style-name="P8">Jervas Stoot (dead), eccentric who carved birds killed two dozen folks</text:p>
        </text:list-item>
        <text:list-item>
          <text:p text:style-name="P8">Nualia Tobyn, orphan raised by Ezakien Tobyn (prev religious leader), unearlthly beauty</text:p>
          <text:list>
            <text:list-item>
              <text:p text:style-name="P8">PCs know she is involved in the raids (journel entries)</text:p>
            </text:list-item>
            <text:list-item>
              <text:p text:style-name="P8">Hates Sandpoint and her "father" for how she was treated. Sandpoint thought she was gifted to cure the town. Her "father" wanted her to follow in his footsteps. Got pregnant- shunned by the town and "father". Baby was killed because it was deformed and horrific (born too close to the shrine of Lamashtu). Works with the Skinsaw Men. She burnt down the church w/ her "father" in it. Wants revenage on the town. Works under Erylium and directed by Lamashtu (god). She is in search of Malfeshnekor (goblin wolf) that will help her transform into monster.</text:p>
            </text:list-item>
            <text:list-item>
              <text:p text:style-name="P8">She is currently in Thistletop</text:p>
            </text:list-item>
          </text:list>
          <text:p text:style-name="P8"/>
        </text:list-item>
        <text:list-item>
          <text:p text:style-name="P8">[ ] Woodchuck should meet Gorvi (Half-Orc) or visit House of Blue Stones (Monks)</text:p>
        </text:list-item>
        <text:list-item>
          <text:p text:style-name="P8">[ ] El Guapo should meet <text:span text:style-name="T4">Ilsoari Gandethus (wizard)</text:span></text:p>
        </text:list-item>
        <text:list-item>
          <text:p text:style-name="P8">[ ] Al should visit Madame Mvashti's House (druid)</text:p>
        </text:list-item>
        <text:list-item>
          <text:p text:style-name="P8">[x] Thaolos should visit the Sandpoint <text:span text:style-name="T1">Cathedral</text:span></text:p>
        </text:list-item>
      </text:list>
      <text:p text:style-name="Standard"/>
      <text:list xml:id="list43670254" text:continue-numbering="true" text:style-name="L1">
        <text:list-item>
          <text:p text:style-name="P8">Elven names: <text:a xlink:type="simple" xlink:href="http://www.arwen-undomiel.com/elvish.html">http://www.arwen-undomiel.com/elvish.html</text:a></text:p>
        </text:list-item>
      </text:list>
      <text:h text:style-name="P19" text:outline-level="1"/>
      <text:h text:style-name="P20" text:outline-level="1">General Tactics</text:h>
      <text:list xml:id="list977781806893936066" text:style-name="L2">
        <text:list-item>
          <text:p text:style-name="P10">Catching on Fire – 1d6 damage per round (Save Ends, DC 15 Reflex)</text:p>
        </text:list-item>
        <text:list-item>
          <text:p text:style-name="P10">Shooting or Throwing into a Melee – -4 to attack</text:p>
        </text:list-item>
        <text:list-item>
          <text:p text:style-name="P10">Attack of Opportunity – single melee attack, once per round</text:p>
        </text:list-item>
        <text:list-item>
          <text:p text:style-name="P10">Unarmed Strike Damage – 1d3 + STR (non-lethal, -4 to hit for lethal)</text:p>
        </text:list-item>
        <text:list-item>
          <text:p text:style-name="P10">Fighting Defensively (Standard Action) – Attack penalty -4, AC bonus +2 / round</text:p>
        </text:list-item>
        <text:list-item>
          <text:p text:style-name="P10">Total Defense (Standard Action) – Cannot attack, AC bonus +4 / round</text:p>
        </text:list-item>
        <text:list-item>
          <text:p text:style-name="P10">Casting on the Defensive (does not provoke) – DC 15 + double the spell's level</text:p>
        </text:list-item>
        <text:list-item>
          <text:p text:style-name="P10">Staggered – nonleathel damage = total HP, standard action or move action only</text:p>
        </text:list-item>
        <text:list-item>
          <text:p text:style-name="P10">Unconscious – nonleathel damage &gt; total HP</text:p>
        </text:list-item>
        <text:list-item>
          <text:p text:style-name="P10">Squeezing – half size, each square counts as 2, -4 attack, -4 AC</text:p>
        </text:list-item>
        <text:list-item>
          <text:p text:style-name="P10">Charge – at least 2 squares, double your speed, straight line, +2 Attack, -2 AC / round</text:p>
          <text:list>
            <text:list-item>
              <text:p text:style-name="P10">+2 CMB when combined with bull rush</text:p>
            </text:list-item>
          </text:list>
        </text:list-item>
        <text:list-item>
          <text:p text:style-name="P10">Falling – 1d6 damage per 10 feet</text:p>
        </text:list-item>
        <text:list-item>
          <text:p text:style-name="P10">Using a wand – Must ID the wand's spell, must be a class spell</text:p>
        </text:list-item>
        <text:list-item>
          <text:p text:style-name="P10">Surprise round – <text:s/>aware only one action, unaware no action and are flat-footed</text:p>
        </text:list-item>
        <text:list-item>
          <text:p text:style-name="P10">0 hit points – "disabled", only one action, attack causes 1 damage</text:p>
        </text:list-item>
        <text:list-item>
          <text:p text:style-name="P10">-1 hit points – "dying", unconscious, 1 damage a round</text:p>
        </text:list-item>
        <text:list-item>
          <text:p text:style-name="P10">CMD is affected by being flat-footed (no DEX)</text:p>
        </text:list-item>
        <text:list-item>
          <text:p text:style-name="P10">Hero Lab's character sheets take into account size modifiers</text:p>
        </text:list-item>
        <text:list-item>
          <text:p text:style-name="P10">SR – spell resistance, when an attack hits then 1d20 + CL &gt;= SR</text:p>
        </text:list-item>
        <text:list-item>
          <text:p text:style-name="P10">Handle Animal (<text:span text:style-name="T7">Companion)</text:span>:</text:p>
          <text:list>
            <text:list-item>
              <text:p text:style-name="P10">Handle (DC 10-4 = 6)- free action for Druids and Rangers</text:p>
            </text:list-item>
            <text:list-item>
              <text:p text:style-name="P10">Push (DC 25-4 = 21)- move action for Druids and Rangers</text:p>
            </text:list-item>
            <text:list-item>
              <text:p text:style-name="P10">Injuried Animal DC + 2</text:p>
            </text:list-item>
          </text:list>
        </text:list-item>
      </text:list>
      <text:p text:style-name="P7"/>
      <text:h text:style-name="Heading_20_2" text:outline-level="2">Al's Horse (Fane)</text:h>
      <text:list xml:id="list43665402" text:continue-numbering="true" text:style-name="L2">
        <text:list-item>
          <text:p text:style-name="P9"><text:span text:style-name="T6">Doesn't</text:span> know the following tricks (DC 21):</text:p>
          <text:list>
            <text:list-item>
              <text:p text:style-name="P11">Come</text:p>
            </text:list-item>
            <text:list-item>
              <text:p text:style-name="P9">Fetch</text:p>
            </text:list-item>
            <text:list-item>
              <text:p text:style-name="P9">Perform</text:p>
            </text:list-item>
            <text:list-item>
              <text:p text:style-name="P9">Seek</text:p>
            </text:list-item>
            <text:list-item>
              <text:p text:style-name="P11">Stay</text:p>
            </text:list-item>
            <text:list-item>
              <text:p text:style-name="P9">Work</text:p>
            </text:list-item>
          </text:list>
        </text:list-item>
        <text:list-item>
          <text:p text:style-name="P9">Horse should wonder around from time to time</text:p>
        </text:list-item>
      </text:list>
      <text:h text:style-name="P20" text:outline-level="1">7/12/13 Notes</text:h>
      <text:h text:style-name="Heading_20_2" text:outline-level="2"><text:span text:style-name="T3">Agenda</text:span></text:h>
      <text:list xml:id="list5822432874178459928" text:style-name="L3">
        <text:list-item>
          <text:p text:style-name="P17">Finish the Catacombs of Wrath map</text:p>
        </text:list-item>
        <text:list-item>
          <text:p text:style-name="P17">Go back to town (should be evening around)<text:line-break/>- Speak w/ people, allow them to ask questions<text:line-break/>- Give hints regarding Thistletop (Journal, Merchant's missing horse- Shadowmist)<text:line-break/>- Have them rest<text:line-break/>- Three possible ways to get to Thistletop</text:p>
        </text:list-item>
        <text:list-item>
          <text:p text:style-name="P17">Nettlewood, Paupers Graves or Thistletop Coast encounter</text:p>
        </text:list-item>
        <text:list-item>
          <text:p text:style-name="P17">Thistletop map</text:p>
        </text:list-item>
        <text:list-item>
          <text:p text:style-name="P16"><text:span text:style-name="T3">Stop as soon as they reach the 2</text:span><text:span text:style-name="T8">nd</text:span><text:span text:style-name="T3"> level</text:span></text:p>
        </text:list-item>
        <text:list-item>
          <text:p text:style-name="P17">Go back to town<text:line-break/>If they take a different path, spawn a new encounter</text:p>
        </text:list-item>
      </text:list>
      <text:h text:style-name="Heading_20_2" text:outline-level="2">Random Loot</text:h>
      <text:p text:style-name="Text_20_body">01 – 09<text:tab/><text:tab/>Weapon (1d4): MW Comp Longbow (Str +2), MW Sythe, MW Quarter Staff, MW Longsword</text:p>
      <text:p text:style-name="Text_20_body">10 – 46<text:tab/><text:tab/>1d4-1 PP, 1d4 GP, 1d6 SP</text:p>
      <text:p text:style-name="Text_20_body">47 – 81<text:tab/> <text:tab/>Scroll of (1d4): True Strike, Sleep, Color Spray, Entangle</text:p>
      <text:p text:style-name="Text_20_body">82 – 91<text:tab/><text:tab/>Potion of (1d4): Cure Moderate Wounds, Remove Curse, Lesser Restoration, Dispel Magic</text:p>
      <text:p text:style-name="Text_20_body">92 – 100<text:tab/>Ring of (1d4): Climbing, Jumping, Swimming, Feather Fall</text:p>
      <text:h text:style-name="Heading_20_2" text:outline-level="2"/>
      <text:h text:style-name="P24" text:outline-level="2">Monster Feats, Conditions and Spells</text:h>
      <text:p text:style-name="Text_20_body"><text:span text:style-name="T6">Blood Rage (Ex) </text:span>When the creature takes damage in combat, on its next turn it can fly into a rage as a free action. It gains +2 Constitution and +2 Strength, but takes a –2 penalty to its AC. The rage lasts as long as the battle or 1 minute, whichever is shorter. It cannot end its rage voluntarily. </text:p>
      <text:p text:style-name="Text_20_body"><text:span text:style-name="T6">Panicked: </text:span>A panicked creature must drop anything it holds and flee at top speed from the source of its fear, as well as any other dangers it encounters, along a random path. It can't take any other actions. In addition, the creature takes a –2 penalty on all saving throws, skill checks, and ability checks. If cornered, a panicked creature cowers and does not attack, typically using the total defense action in combat. A panicked creature can use special abilities, including spells, to flee; indeed, the creature must use such means if they are the only way to escape. </text:p>
      <text:p text:style-name="P18">CAUSE FEAR</text:p>
      <text:p text:style-name="Text_20_body">Range close (25 ft. + 5 ft./2 levels)</text:p>
      <text:p text:style-name="Text_20_body">Duration 1d4 rounds or 1 round; see text</text:p>
      <text:p text:style-name="Text_20_body">Saving Throw Will partial; Spell Resistance yes</text:p>
      <text:p text:style-name="Text_20_body">The affected creature becomes frightened. If the subject succeeds on a Will save, it is shaken for 1 round. Creatures with 6 or more HD are immune to this effect. Cause fear counters and dispels remove fear.</text:p>
      <text:p text:style-name="Text_20_body"><text:span text:style-name="T6">Blinded:</text:span> The creature cannot see. It takes a –2 penalty to Armor Class, loses its Dexterity bonus to AC (if any), and takes a –4 penalty on most Strength- and Dexterity-based skill checks and on opposed Perception skill checks. All checks and activities that rely on vision (such as reading and Perception checks based on sight) automatically fail. All opponents are considered to have total concealment (50% miss chance) against the blinded character. Blind creatures must make a DC 10 Acrobatics skill check to move faster than half speed. Creatures that fail this check fall prone. Characters who remain blinded for a long time grow accustomed to these drawbacks and can overcome some of them.</text:p>
      <text:p text:style-name="Text_20_body"><text:span text:style-name="T6">Fatigued: </text:span>A fatigued character can neither run nor charge and takes a –2 penalty to Strength and Dexterity. Doing anything that would normally cause fatigue causes the fatigued character to become exhausted. After 8 hours of complete rest, fatigued characters are no longer fatigued.</text:p>
      <text:p text:style-name="Text_20_body"><text:span text:style-name="T6">Entangled:</text:span> The character is ensnared. Being entangled impedes movement, but does not entirely prevent it unless the bonds are anchored to an immobile object or tethered by an opposing force. An entangled creature moves at half speed, cannot run or charge, and takes a –2 penalty on all attack rolls and a –4 penalty to Dexterity. An entangled character who attempts to cast a spell must make a concentration check (DC 15 + spell level) or lose the spell.</text:p>
      <text:p text:style-name="Text_20_body"><text:span text:style-name="T6">Dazzled: </text:span>The creature is unable to see well because of overstimulation of the eyes. A dazzled creature takes a –1 penalty on attack rolls and sight-based Perception checks.</text:p>
      <text:p text:style-name="Text_20_body"><text:span text:style-name="T6">Nauseated:</text:span> Creatures with the nauseated condition experience stomach distress. Nauseated creatures are unable to attack, cast spells, concentrate on spells, or do anything else requiring attention. The only action such a character can take is a single move actions per turn.</text:p>
      <text:p text:style-name="Text_20_body"><text:span text:style-name="T6">Sickened: </text:span>The character takes a –2 penalty on all attack rolls, weapon damage rolls, saving throws, skill checks, and ability checks.</text:p>
      <text:p text:style-name="Text_20_body"><text:span text:style-name="T6">Staggered:</text:span> A staggered creature may take a single move action or standard action each round (but not both, nor can he take full-round actions). A staggered creature can still take free, swift and immediate actions. A creature with nonlethal damage exactly equal to its current hit points gains the staggered condition.</text:p>
      <text:p text:style-name="Text_20_body"><text:span text:style-name="T6">Paralyzed:</text:span> A paralyzed character is frozen in place and unable to move or act. A paralyzed character has effective Dexterity and Strength scores of 0 and is helpless, but can take purely mental actions. A winged creature flying in the air at the time that it becomes paralyzed cannot flap its wings and falls. A paralyzed swimmer can't swim and may drown. A creature can move through a space occupied by a paralyzed creature—ally or not. Each square occupied by a paralyzed creature, however, counts as 2 squares to move through.</text:p>
      <text:h text:style-name="P20" text:outline-level="1">Maps</text:h>
      <text:h text:style-name="P23" text:outline-level="2">Sandpoint</text:h>
      <text:p text:style-name="Text_20_body">Small Town / 1000 GP Base / Population 1240</text:p>
      <text:p text:style-name="P5"><text:span text:style-name="T3">(90% human, 3% halfling, 2% dwarf, 2% elf, 1% half-elf, </text:span>1% gnome, 1% half-orc)</text:p>
      <text:p text:style-name="P5"/>
      <text:p text:style-name="P6">Religious</text:p>
      <text:list xml:id="list6602585959778496409" text:style-name="L4">
        <text:list-item>
          <text:p text:style-name="P12">Sandpoint Cathedral: High Priest Abstalar Zantus</text:p>
        </text:list-item>
        <text:list-item>
          <text:p text:style-name="P12">Sandpoint Boneyard: Caretaker Naffer Vosk, north gate of the Cathedral</text:p>
        </text:list-item>
        <text:list-item>
          <text:p text:style-name="P12">House of Blue Stones (Monastery): Sabyl (saybull)</text:p>
        </text:list-item>
        <text:list-item>
          <text:p text:style-name="P12">Hannah's (Healer / Planned Parent Hood): Hannah Velerin</text:p>
        </text:list-item>
      </text:list>
      <text:p text:style-name="P6">Stores</text:p>
      <text:list xml:id="list2451581780461302741" text:style-name="L5">
        <text:list-item>
          <text:p text:style-name="P13">The Way North (Maps and Sea Charts): Owner Veznutt Parooh</text:p>
        </text:list-item>
        <text:list-item>
          <text:p text:style-name="P13">Jewler: Owner Maver Kesk</text:p>
        </text:list-item>
        <text:list-item>
          <text:p text:style-name="P13">Lockmisth: Owner Volioker Briskalber</text:p>
        </text:list-item>
        <text:list-item>
          <text:p text:style-name="P13">Rovanky Tannery (Hide and Leather Armor / Shields): Owner Larz Rovanky</text:p>
        </text:list-item>
        <text:list-item>
          <text:p text:style-name="P13">Red Dog Smithy: Owner Das Korvut (ryhms with rut)</text:p>
        </text:list-item>
        <text:list-item>
          <text:p text:style-name="P13">Savah's Armory: Owner Savah Bevaniky</text:p>
        </text:list-item>
        <text:list-item>
          <text:p text:style-name="P13">The Pullbug's Pantry (Medicine and Potions): Owner Aliver Podiker</text:p>
        </text:list-item>
        <text:list-item>
          <text:p text:style-name="P13">Sandpoint Glassworks (Factory): Owner Kaijitsu family</text:p>
        </text:list-item>
        <text:list-item>
          <text:p text:style-name="P13">Bottled Solutions (Potions): Owner Nisk Tander</text:p>
        </text:list-item>
        <text:list-item>
          <text:p text:style-name="P13">Sandpoint Savories (Bakery): Owner Alma Avertin (run by Arika and Aneka)</text:p>
        </text:list-item>
        <text:list-item>
          <text:p text:style-name="P13">The Curious Goblin (Expensive Bookstore): Owner Chask Haladan</text:p>
        </text:list-item>
        <text:list-item>
          <text:p text:style-name="P13">General Store: Owner Ven Vinder</text:p>
        </text:list-item>
        <text:list-item>
          <text:p text:style-name="P13">Verhan's Fine Clothing: Owner Rynshin Povalli</text:p>
        </text:list-item>
        <text:list-item>
          <text:p text:style-name="P13">Goblin Squash Stables: Owner Daviren Hosk</text:p>
        </text:list-item>
        <text:list-item>
          <text:p text:style-name="P13">Sandpoint Boutique: Owner Hayliss Korvaski</text:p>
        </text:list-item>
        <text:list-item>
          <text:p text:style-name="P13">The Feathered Serpent (Magic): Owner Vorvashali Voon</text:p>
        </text:list-item>
      </text:list>
      <text:p text:style-name="P6">Inn / Tavern</text:p>
      <text:list xml:id="list8671316714909850459" text:style-name="L6">
        <text:list-item>
          <text:p text:style-name="P14">The White Deer (Inn): Owner Garridan Viskalai</text:p>
          <text:list>
            <text:list-item>
              <text:p text:style-name="P14">Shoanti man, parents were part of the Shriikirri-Quah tribe</text:p>
            </text:list-item>
          </text:list>
        </text:list-item>
        <text:list-item>
          <text:p text:style-name="P14">Risa's Place (Tavern): Owner Risa Magravi (run by Besk, Lanalee and Vodger)</text:p>
        </text:list-item>
        <text:list-item>
          <text:p text:style-name="P14">Cracktooth's Tavern: Owner Jesk Berinni</text:p>
        </text:list-item>
        <text:list-item>
          <text:p text:style-name="P14">The Hagfish (Tavern / Games): Owner Jargie Quinn</text:p>
        </text:list-item>
        <text:list-item>
          <text:p text:style-name="P14">Two Knight Brewery: Owner Gaven Deverin</text:p>
        </text:list-item>
        <text:list-item>
          <text:p text:style-name="P14">The Rusty Dragon (Inn): Owner <text:s/>Ameiko Kaijitsu (ka jit su)</text:p>
        </text:list-item>
        <text:list-item>
          <text:p text:style-name="P14">The Pixie's Kitten (Brothel): Owner Kaye Tesarani</text:p>
        </text:list-item>
        <text:list-item>
          <text:p text:style-name="P14"><text:span text:style-name="T2">Fatman's Feedbag (Tavern / </text:span><text:span text:style-name="T5">Sczarni</text:span><text:span text:style-name="T2">): Run by Gressel Tenniwar (</text:span><text:span text:style-name="T5">owned by Jubrayl Vhiski</text:span><text:span text:style-name="T2">)</text:span></text:p>
        </text:list-item>
      </text:list>
      <text:p text:style-name="P6">Guilds</text:p>
      <text:list xml:id="list5026101727047925975" text:style-name="L7">
        <text:list-item>
          <text:p text:style-name="P15">Carpenter's Guild: Guildmaster Aesrick (acerick) Battlehorn</text:p>
        </text:list-item>
        <text:list-item>
          <text:p text:style-name="P15">Grocer's Hall (Market): Guildmaster Olmur Danvak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2" svg:font-family="Tahoma"/>
    <style:font-face style:name="Tahoma" svg:font-family="Tahoma, Geneva, sans-serif"/>
    <style:font-face style:name="Verdana" svg:font-family="Verdana, Geneva, sans-serif"/>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fo:font-size="10pt" fo:language="zxx" fo:country="none" style:font-size-asian="10pt" style:language-asian="zxx" style:country-asian="none" style:font-size-complex="10pt"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08080" fo:language="en" fo:country="US"/>
    </style:style>
    <style:style style:name="MP2" style:family="paragraph" style:parent-style-name="Footer">
      <style:paragraph-properties fo:text-align="end" style:justify-single-word="false"/>
      <style:text-properties fo:color="#808080"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ise of the Runelords – GM Notes</text:p>
      </style:header>
      <style:footer>
        <text:p text:style-name="MP2"><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16M14S</meta:editing-duration>
    <meta:editing-cycles>171</meta:editing-cycles>
    <meta:generator>OpenOffice.org/3.4$Win32 OpenOffice.org_project/340m1$Build-9590</meta:generator>
    <dc:date>2013-07-11T23:51:02.50</dc:date>
    <dc:creator>Nick Derevjanik</dc:creator>
    <meta:document-statistic meta:table-count="0" meta:image-count="0" meta:object-count="0" meta:page-count="7" meta:paragraph-count="135" meta:word-count="1742" meta:character-count="9893"/>
    <meta:user-defined meta:name="Info 1"/>
    <meta:user-defined meta:name="Info 2"/>
    <meta:user-defined meta:name="Info 3"/>
    <meta:user-defined meta:name="Info 4"/>
  </office:meta>
</office:document-meta>
</file>